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t 1 : <text:a xlink:type="simple" xlink:href="http://www.dell.com/fr/entreprise/p/desktops-n-workstations.aspx?c=fr&amp;l=fr&amp;s=bsd&amp;~ck=mn#!facets=64796~0~396651,64795~0~396642,64795~0~396645,204034~0~2976804,40188~0~446395,40189~0~196669,40186~0~3778513&amp;p=1" text:style-name="Internet_20_link" text:visited-style-name="Visited_20_Internet_20_Link">http://www.dell.com/fr/entreprise/p/desktops-n-workstations.aspx?c=fr&amp;l=fr&amp;s=bsd&amp;~ck=mn#!facets=64796~0~396651,64795~0~396642,64795~0~396645,204034~0~2976804,40188~0~446395,40189~0~196669,40186~0~3778513&amp;p=1</text:a></text:p>
      <text:p text:style-name="Standard"/>
      <text:p text:style-name="Standard"/>
      <text:p text:style-name="Standard"/>
      <text:p text:style-name="Standard">lot 2 : ordi portables: <text:a xlink:type="simple" xlink:href="http://www.dell.com/fr/entreprise/p/laptops?&amp;ref=SMBHP_C1R1_Laptop-title#!facets=40189~0~196669,41106~0~446393,41105~0~4657357,41104~0~199310,213169~0~3086416&amp;p=1" text:style-name="Internet_20_link" text:visited-style-name="Visited_20_Internet_20_Link">http://www.dell.com/fr/entreprise/p/laptops?&amp;ref=SMBHP_C1R1_Laptop-title#!facets=40189~0~196669,41106~0~446393,41105~0~4657357,41104~0~199310,213169~0~3086416&amp;p=1</text:a></text:p>
      <text:p text:style-name="Standard"/>
      <text:p text:style-name="Standard"/>
      <text:p text:style-name="Standard"/>
      <text:p text:style-name="Standard">ultra-portable :<text:a xlink:type="simple" xlink:href="http://www.dell.com/fr/entreprise/p/xps-laptops.aspx?&amp;ref=SMBHP_C1R5_xps_laptops#!facets=41104~0~199310,41106~0~446393,40189~0~196669,41105~0~4657357,213169~0~3086416&amp;p=1" text:style-name="Internet_20_link" text:visited-style-name="Visited_20_Internet_20_Link">http://www.dell.com/fr/entreprise/p/xps-laptops.aspx?&amp;ref=SMBHP_C1R5_xps_laptops#!facets=41104~0~199310,41106~0~446393,40189~0~196669,41105~0~4657357,213169~0~3086416&amp;p=1</text:a> </text:p>
      <text:p text:style-name="Standard"/>
      <text:p text:style-name="Standard"/>
      <text:p text:style-name="Standard"/>
      <text:p text:style-name="Standard">lot 3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 Lutau</meta:initial-creator>
    <meta:creation-date>2015-09-16T15:58:26.86</meta:creation-date>
    <dc:date>2015-09-16T17:26:07.62</dc:date>
    <dc:creator>Tomas Lutau</dc:creator>
    <meta:editing-duration>PT27M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4" meta:word-count="15" meta:character-count="595"/>
  </office:meta>
</office:document-meta>
</file>